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table:number-columns-repeated="11"/>
          <table:table-cell office:value-type="string" calcext:value-type="string">
            <text:p>spell_thunder_damage</text:p>
          </table:table-cell>
          <table:table-cell table:number-columns-repeated="33"/>
          <table:table-cell office:value-type="string" calcext:value-type="string">
            <text:p>spell_water_damage</text:p>
          </table:table-cell>
          <table:table-cell table:number-columns-repeated="11"/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spell_fire_damage</text:p>
          </table:table-cell>
          <table:table-cell table:number-columns-repeated="2"/>
          <table:table-cell office:value-type="string" calcext:value-type="string">
            <text:p>big_breath_of_fire</text:p>
          </table:table-cell>
          <table:table-cell table:number-columns-repeated="2"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spell_thunder_damage</text:p>
          </table:table-cell>
          <table:table-cell table:number-columns-repeated="2"/>
          <table:table-cell office:value-type="string" calcext:value-type="string">
            <text:p>big_breath_of_thunder</text:p>
          </table:table-cell>
          <table:table-cell table:number-columns-repeated="2"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breath_of_water</text:p>
          </table:table-cell>
          <table:table-cell table:number-columns-repeated="2"/>
          <table:table-cell office:value-type="string" calcext:value-type="string">
            <text:p>spell_water_damag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 table:number-columns-repeated="2"/>
          <table:table-cell office:value-type="string" calcext:value-type="string">
            <text:p>big_breath_of_natur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spell_fi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spell_thund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spell_water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spell_nature_damage_and_dot</text:p>
          </table:table-cell>
          <table:table-cell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6"/>
          <table:table-cell office:value-type="string" calcext:value-type="string">
            <text:p>big_heart_of_fir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fire_damage</text:p>
          </table:table-cell>
          <table:table-cell table:number-columns-repeated="5"/>
          <table:table-cell office:value-type="string" calcext:value-type="string">
            <text:p>big_heart_of_thunder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spell_water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ice</text:p>
          </table:table-cell>
          <table:table-cell table:number-columns-repeated="5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big_heart_of_nature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spell_thunder_damage_and_dot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water_damage_and_do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nature_damage_and_dot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spell_fire_damage</text:p>
          </table:table-cell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pell_thunder_damage</text:p>
          </table:table-cell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office:value-type="string" calcext:value-type="string">
            <text:p>spell_water_damage</text:p>
          </table:table-cell>
          <table:table-cell table:number-columns-repeated="10"/>
          <table:table-cell office:value-type="string" calcext:value-type="string">
            <text:p>O</text:p>
          </table:table-cell>
          <table:table-cell office:value-type="string" calcext:value-type="string">
            <text:p>spell_nature_damage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2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magic_shiel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5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battery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K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harmony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arcane_devoti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agic_shield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8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magical_lif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big_mana_steal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ana_on_hi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ana_on_hit</text:p>
          </table:table-cell>
          <table:table-cell table:number-columns-repeated="3"/>
          <table:table-cell office:value-type="string" calcext:value-type="string">
            <text:p>mana_on_hi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mana_on_hit</text:p>
          </table:table-cell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divinity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ms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7"/>
          <table:table-cell office:value-type="string" calcext:value-type="string">
            <text:p>big_poe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</text:p>
          </table:table-cell>
          <table:table-cell table:number-columns-repeated="3"/>
          <table:table-cell table:number-columns-repeated="2" office:value-type="string" calcext:value-type="string">
            <text:p>K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6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4"/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3"/>
          <table:table-cell table:number-columns-repeated="2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lacerato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eady_hand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k_cast_speed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8"/>
          <table:table-cell office:value-type="string" calcext:value-type="string">
            <text:p>big_aura_ef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elemental_purity</text:p>
          </table:table-cell>
          <table:table-cell table:number-columns-repeated="10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jectile_damage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big_balistic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8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table:number-columns-repeated="2"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_and_hp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7"/>
          <table:table-cell office:value-type="string" calcext:value-type="string">
            <text:p>big_hunte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_acc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3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3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3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29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4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5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ig_aura_eff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4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verflowing_vitality</text:p>
          </table:table-cell>
          <table:table-cell table:number-columns-repeated="5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red_mana_reserv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d_mana_reserved</text:p>
          </table:table-cell>
          <table:table-cell table:number-columns-repeated="6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6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3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68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7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refined_taste</text:p>
          </table:table-cell>
          <table:table-cell table:number-columns-repeated="3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3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lood_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rue_hit</text:p>
          </table:table-cell>
          <table:table-cell table:number-columns-repeated="52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1"/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2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9"/>
          <table:table-cell office:value-type="string" calcext:value-type="string">
            <text:p>K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4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>
          <table:table-cell table:number-columns-repeated="185"/>
          <table:table-cell office:value-type="string" calcext:value-type="string">
            <text:p>x</text:p>
          </table:table-cell>
          <table:table-cell table:number-columns-repeated="364"/>
        </table:table-row>
        <table:table-row table:style-name="ro1" table:number-rows-repeated="1048353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2:18:50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2-04T12:41:17.824000000</dc:date>
    <meta:editing-cycles>217</meta:editing-cycles>
    <meta:editing-duration>PT12H2M26S</meta:editing-duration>
    <meta:document-statistic meta:table-count="1" meta:cell-count="2422" meta:object-count="0"/>
  </office:meta>
</office:document-meta>
</file>